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3c508" officeooo:paragraph-rsid="001f2bb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3c508" officeooo:paragraph-rsid="001f2bbe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3c508" officeooo:paragraph-rsid="001f2bbe"/>
    </style:style>
    <style:style style:name="P4" style:family="paragraph" style:parent-style-name="Standard">
      <style:text-properties officeooo:paragraph-rsid="001f2bbe"/>
    </style:style>
    <style:style style:name="T1" style:family="text">
      <style:text-properties officeooo:rsid="0013c508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f2bbe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212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ое занятие № 1<text:span text:style-name="T14">4</text:span></text:p>
      <text:p text:style-name="P4">Тема: составление программ с использованием регулярных выражений в IDE PyCharm Community.</text:p>
      <text:p text:style-name="P4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 использованием регулярных выражений вIDE PyCharm Community.</text:p>
      <text:p text:style-name="P4">Постановка задачи:</text:p>
      <text:p text:style-name="P4">Из исходного текстового файла (expansion.txt) выбрать имена фалов, соответствующие типам: .xls, .xml, .html, .css, .py.Посчитать количество полученных элементов.</text:p>
      <text:p text:style-name="P4">Тип алгоритма: <text:s/><text:span text:style-name="T9">линейный</text:span>.</text:p>
      <text:p text:style-name="P4">Текст программы:</text:p>
      <text:p text:style-name="P3"><text:span text:style-name="T10"># Из исходного текстового файла (expansion.txt) выбрать имена фалов,</text:span><text:line-break/><text:span text:style-name="T10"># соответствующие типам: .xls, .xml, .html, .css, .py.Посчитать количество полученных</text:span><text:line-break/><text:span text:style-name="T10"># элементов.</text:span><text:line-break/><text:span text:style-name="T11">import </text:span><text:span text:style-name="T12">re</text:span><text:line-break/><text:line-break/><text:span text:style-name="T11">with </text:span><text:span text:style-name="T12">open(</text:span><text:span text:style-name="T13">'expansion.txt'</text:span><text:span text:style-name="T12">, </text:span><text:span text:style-name="T13">'r'</text:span><text:span text:style-name="T12">) </text:span><text:span text:style-name="T11">as </text:span><text:span text:style-name="T12">file:</text:span><text:line-break/><text:span text:style-name="T12"> <text:s text:c="3"/>data = file.read()</text:span><text:line-break/><text:line-break/><text:span text:style-name="T12">imena = re.findall(</text:span><text:span text:style-name="T13">r'\b\w+\.(?:xls|xml|html|css|py)\b'</text:span><text:span text:style-name="T12">, data)</text:span><text:line-break/><text:span text:style-name="T12">kolvo = len(imena)</text:span><text:line-break/><text:line-break/><text:span text:style-name="T12">print(</text:span><text:span text:style-name="T13">'Имена файлов'</text:span><text:span text:style-name="T12">, imena)</text:span><text:line-break/><text:span text:style-name="T12">print(</text:span><text:span text:style-name="T13">'Количество файлов'</text:span><text:span text:style-name="T12">, kolvo)</text:span></text:p>
      <text:p text:style-name="P4"/>
      <text:p text:style-name="P4">Протокол работы программы:</text:p>
      <text:p text:style-name="P1"/>
      <text:p text:style-name="P1">Имена файлов ['Прайс2022.xls', 'first_45.xml', 'index.html', 'list_css.css', 'regular.py', 'table21.html', 'list_css1.css', 'zip.py']</text:p>
      <text:p text:style-name="P1">Количество файлов 8</text:p>
      <text:p text:style-name="P1"/>
      <text:p text:style-name="P1">Process finished with exit code 0</text:p>
      <text:p text:style-name="P1"/>
      <text:p text:style-name="P4">Вывод: в процессе выполнения практического занятия выработала навыки cоставление программ с использованием <text:span text:style-name="T9">регулярных выражений</text:span> в IDE PyCharm Community. </text:p>
      <text:p text:style-name="P4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03T14:19:15.142328307</dc:date>
    <meta:editing-cycles>3</meta:editing-cycles>
    <meta:editing-duration>PT5M16S</meta:editing-duration>
    <meta:document-statistic meta:table-count="0" meta:image-count="0" meta:object-count="0" meta:page-count="1" meta:paragraph-count="14" meta:word-count="161" meta:character-count="1422" meta:non-whitespace-character-count="1266"/>
    <meta:user-defined meta:name="Поле 1"/>
    <meta:user-defined meta:name="Поле 2"/>
    <meta:user-defined meta:name="Поле 3"/>
    <meta:user-defined meta:name="Поле 4"/>
  </office:meta>
</office:document-meta>
</file>